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fd095" draw:textarea-horizontal-align="justify" draw:textarea-vertical-align="middle" draw:auto-grow-height="false" fo:min-height="1cm" fo:min-width="4.5cm"/>
      <style:paragraph-properties style:writing-mode="lr-tb"/>
    </style:style>
    <style:style style:name="gr2" style:family="graphic" style:parent-style-name="standard">
      <style:graphic-properties draw:fill="solid" draw:fill-color="#afd095" draw:textarea-horizontal-align="justify" draw:textarea-vertical-align="middle" draw:auto-grow-height="false" fo:min-height="1cm" fo:min-width="6cm"/>
      <style:paragraph-properties style:writing-mode="lr-tb"/>
    </style:style>
    <style:style style:name="gr3" style:family="graphic" style:parent-style-name="standard">
      <style:graphic-properties draw:fill="solid" draw:fill-color="#afd095" draw:textarea-horizontal-align="justify" draw:textarea-vertical-align="middle" draw:auto-grow-height="false" fo:min-height="1cm" fo:min-width="5.5cm"/>
      <style:paragraph-properties style:writing-mode="lr-tb"/>
    </style:style>
    <style:style style:name="gr4" style:family="graphic" style:parent-style-name="standard">
      <style:graphic-properties draw:fill="solid" draw:fill-color="#afd095" draw:textarea-horizontal-align="justify" draw:textarea-vertical-align="middle" draw:auto-grow-height="false" fo:min-height="1cm" fo:min-width="4.75cm"/>
      <style:paragraph-properties style:writing-mode="lr-tb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1cm" fo:min-width="6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="Arrow_20_short" draw:marker-start-width="0.35cm" draw:marker-end="Arrow_20_short" draw:marker-end-width="0.35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afd095" draw:textarea-horizontal-align="justify" draw:textarea-vertical-align="middle" draw:auto-grow-height="false" fo:min-height="0.75cm" fo:min-width="0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 fo:min-height="0.75cm" fo:min-width="0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fd095"/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cm" svg:height="1.25cm" svg:x="1.25cm" svg:y="4cm">
          <text:p text:style-name="P1">Приёмная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cm" svg:height="1.25cm" svg:x="1.25cm" svg:y="6cm">
          <text:p text:style-name="P1">Комната охраны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cm" svg:height="1.25cm" svg:x="7.25cm" svg:y="4cm">
          <text:p text:style-name="P1">Холл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cm" svg:height="1.25cm" svg:x="7.25cm" svg:y="6cm">
          <text:p text:style-name="P1">Санузел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6.5cm" svg:height="1.25cm" svg:x="13.25cm" svg:y="4cm">
          <text:p text:style-name="P1">Офис главное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6.5cm" svg:height="1.25cm" svg:x="13.25cm" svg:y="8.5cm">
          <text:p text:style-name="P1">Каб. директора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6cm" svg:height="1.25cm" svg:x="21cm" svg:y="8.5cm">
          <text:p text:style-name="P1">Рабочие места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5.25cm" svg:height="1.25cm" svg:x="7.25cm" svg:y="8.5cm">
          <text:p text:style-name="P1">Кладовая</text:p>
          <draw:enhanced-geometry svg:viewBox="0 0 21600 21600" draw:type="rectangle" draw:enhanced-path="M 0 0 L 21600 0 21600 21600 0 21600 0 0 Z N"/>
        </draw:custom-shape>
        <draw:custom-shape draw:style-name="gr5" draw:text-style-name="P3" xml:id="id8" draw:id="id8" draw:layer="layout" svg:width="6.5cm" svg:height="1.25cm" svg:x="13.25cm" svg:y="10.5cm">
          <text:p text:style-name="P1">Лестницы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6.5cm" svg:height="1.25cm" svg:x="13.25cm" svg:y="12.5cm">
          <text:p text:style-name="P1">Склад</text:p>
          <draw:enhanced-geometry svg:viewBox="0 0 21600 21600" draw:type="rectangle" draw:enhanced-path="M 0 0 L 21600 0 21600 21600 0 21600 0 0 Z N"/>
        </draw:custom-shape>
        <draw:custom-shape draw:style-name="gr5" draw:text-style-name="P3" xml:id="id11" draw:id="id11" draw:layer="layout" svg:width="6.5cm" svg:height="1.25cm" svg:x="13.25cm" svg:y="14.75cm">
          <text:p text:style-name="P1">Зона отгрузки</text:p>
          <draw:enhanced-geometry svg:viewBox="0 0 21600 21600" draw:type="rectangle" draw:enhanced-path="M 0 0 L 21600 0 21600 21600 0 21600 0 0 Z N"/>
        </draw:custom-shape>
        <draw:custom-shape draw:style-name="gr5" draw:text-style-name="P3" xml:id="id12" draw:id="id12" draw:layer="layout" svg:width="6.5cm" svg:height="1.25cm" svg:x="13.25cm" svg:y="17cm">
          <text:p text:style-name="P1">Запасной выход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25cm" svg:y1="4.625cm" svg:x2="7.25cm" svg:y2="4.625cm" draw:start-shape="id1" draw:start-glue-point="1" draw:end-shape="id2" draw:end-glue-point="3" svg:d="M6250 4625h1000" svg:viewBox="0 0 1001 1">
          <text:p/>
        </draw:connector>
        <draw:connector draw:style-name="gr6" draw:text-style-name="P1" draw:layer="layout" svg:x1="3.75cm" svg:y1="5.25cm" svg:x2="3.75cm" svg:y2="6cm" draw:start-shape="id1" draw:start-glue-point="2" draw:end-shape="id3" draw:end-glue-point="0" svg:d="M3750 5250v750" svg:viewBox="0 0 1 751">
          <text:p/>
        </draw:connector>
        <draw:connector draw:style-name="gr6" draw:text-style-name="P1" draw:layer="layout" svg:x1="9.75cm" svg:y1="5.25cm" svg:x2="9.75cm" svg:y2="6cm" draw:start-shape="id2" draw:start-glue-point="2" draw:end-shape="id4" draw:end-glue-point="0" svg:d="M9750 5250v750" svg:viewBox="0 0 1 751">
          <text:p/>
        </draw:connector>
        <draw:connector draw:style-name="gr6" draw:text-style-name="P1" draw:layer="layout" svg:x1="12.25cm" svg:y1="4.625cm" svg:x2="13.25cm" svg:y2="4.625cm" draw:start-shape="id2" draw:start-glue-point="1" draw:end-shape="id5" draw:end-glue-point="3" svg:d="M12250 4625h1000" svg:viewBox="0 0 1001 1">
          <text:p/>
        </draw:connector>
        <draw:connector draw:style-name="gr6" draw:text-style-name="P1" draw:layer="layout" svg:x1="16.5cm" svg:y1="5.25cm" svg:x2="16.5cm" svg:y2="8.5cm" draw:start-shape="id5" draw:start-glue-point="2" draw:end-shape="id6" draw:end-glue-point="0" svg:d="M16500 5250v3250" svg:viewBox="0 0 1 3251">
          <text:p/>
        </draw:connector>
        <draw:connector draw:style-name="gr6" draw:text-style-name="P1" draw:layer="layout" svg:x1="19.75cm" svg:y1="9.125cm" svg:x2="21cm" svg:y2="9.125cm" draw:start-shape="id6" draw:start-glue-point="1" draw:end-shape="id7" draw:end-glue-point="3" svg:d="M19750 9125h1250" svg:viewBox="0 0 1251 1">
          <text:p/>
        </draw:connector>
        <draw:connector draw:style-name="gr6" draw:text-style-name="P1" draw:layer="layout" svg:x1="16.5cm" svg:y1="9.75cm" svg:x2="16.5cm" svg:y2="10.5cm" draw:start-shape="id6" draw:start-glue-point="2" draw:end-shape="id8" draw:end-glue-point="0" svg:d="M16500 9750v750" svg:viewBox="0 0 1 751">
          <text:p/>
        </draw:connector>
        <draw:connector draw:style-name="gr6" draw:text-style-name="P1" draw:layer="layout" svg:x1="13.25cm" svg:y1="9.125cm" svg:x2="12.5cm" svg:y2="9.125cm" draw:start-shape="id6" draw:start-glue-point="3" draw:end-shape="id9" draw:end-glue-point="1" svg:d="M13250 9125h-750" svg:viewBox="0 0 751 1">
          <text:p/>
        </draw:connector>
        <draw:connector draw:style-name="gr6" draw:text-style-name="P1" draw:layer="layout" svg:x1="16.5cm" svg:y1="11.75cm" svg:x2="16.5cm" svg:y2="12.5cm" draw:start-shape="id8" draw:start-glue-point="2" draw:end-shape="id10" draw:end-glue-point="0" svg:d="M16500 11750v750" svg:viewBox="0 0 1 751">
          <text:p/>
        </draw:connector>
        <draw:connector draw:style-name="gr6" draw:text-style-name="P1" draw:layer="layout" svg:x1="16.5cm" svg:y1="13.75cm" svg:x2="16.5cm" svg:y2="14.75cm" draw:start-shape="id10" draw:start-glue-point="2" draw:end-shape="id11" draw:end-glue-point="0" svg:d="M16500 13750v1000" svg:viewBox="0 0 1 1001">
          <text:p/>
        </draw:connector>
        <draw:connector draw:style-name="gr6" draw:text-style-name="P1" draw:layer="layout" svg:x1="16.5cm" svg:y1="16cm" svg:x2="16.5cm" svg:y2="17cm" draw:start-shape="id11" draw:start-glue-point="2" draw:end-shape="id12" draw:end-glue-point="0" svg:d="M16500 16000v1000" svg:viewBox="0 0 1 1001">
          <text:p/>
        </draw:connector>
        <draw:custom-shape draw:style-name="gr7" draw:text-style-name="P2" draw:layer="layout" svg:width="1cm" svg:height="1cm" svg:x="1.75cm" svg:y="11.5cm">
          <text:p text:style-name="P1"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cm" svg:height="1cm" svg:x="3cm" svg:y="11.5cm">
          <draw:text-box>
            <text:p>Нарисовано</text:p>
          </draw:text-box>
        </draw:frame>
        <draw:custom-shape draw:style-name="gr9" draw:text-style-name="P3" draw:layer="layout" svg:width="1cm" svg:height="1cm" svg:x="1.75cm" svg:y="13.25cm">
          <text:p text:style-name="P1"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cm" svg:height="1cm" svg:x="3cm" svg:y="13.25cm">
          <draw:text-box>
            <text:p>Не нарисовано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09T00:30:32.892000000</meta:creation-date>
    <dc:date>2021-04-09T00:55:35.576000000</dc:date>
    <meta:editing-duration>PT4M42S</meta:editing-duration>
    <meta:editing-cycles>1</meta:editing-cycles>
    <meta:document-statistic meta:object-count="27"/>
    <meta:generator>LibreOffice/7.1.0.3$Windows_X86_64 LibreOffice_project/f6099ecf3d29644b5008cc8f48f42f4a40986e4c</meta:generator>
  </office:meta>
</office:document-meta>
</file>